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7.4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1001</text:p>
          </table:table-cell>
          <table:table-cell table:style-name="ce3" office:value-type="string" calcext:value-type="string">
            <text:p>Cow, a flexible platform for the enactment of learning scenarios</text:p>
          </table:table-cell>
          <table:table-cell table:number-columns-repeated="2"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ID21002</text:p>
          </table:table-cell>
          <table:table-cell table:style-name="ce3" office:value-type="string" calcext:value-type="string">
            <text:p>Technology-supported management of collaborative learning Processes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lication of knowledge management learning system to adult collaborative learning based on service-oriented architectur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wards A Web-Based Handbook of Generic, Process-Oriented Learning Designs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business process modelling ontology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3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4" office:value-type="string" calcext:value-type="string">
            <text:p>ID</text:p>
          </table:table-cell>
          <table:table-cell/>
        </table:table-row>
        <table:table-row table:style-name="ro1">
          <table:table-cell table:style-name="ce4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A1:Sheet1.K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5:11:22.418939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7-23T15:12:25.677924822</dc:date>
    <meta:editing-duration>P1DT12H59M8S</meta:editing-duration>
    <meta:editing-cycles>426</meta:editing-cycles>
    <meta:generator>LibreOffice/4.2.8.2$Linux_X86_64 LibreOffice_project/420m0$Build-2</meta:generator>
    <meta:print-date>2015-05-04T15:11:13.162313894</meta:print-date>
    <meta:document-statistic meta:table-count="2" meta:cell-count="72" meta:object-count="0"/>
  </office:meta>
</office:document-meta>
</file>